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35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4.76mm"/>
    </style:style>
    <style:style style:name="co9" style:family="table-column">
      <style:table-column-properties fo:break-before="auto" style:column-width="103.75mm"/>
    </style:style>
    <style:style style:name="co10" style:family="table-column">
      <style:table-column-properties fo:break-before="auto" style:column-width="102.66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font-name="Calibri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visibility="collapse" table:default-cell-style-name="ce6"/>
        <table:table-column table:style-name="co2" table:visibility="collapse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SIMAP-APPLICATION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EPENDENCY</text:p>
          </table:table-cell>
          <table:table-cell table:style-name="ce4" office:value-type="string" calcext:value-type="string">
            <text:p>VULNERABILITY IDS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HIGHEST SEVERITY</text:p>
          </table:table-cell>
          <table:table-cell table:style-name="ce4" office:value-type="string" calcext:value-type="string">
            <text:p>CVE COUNT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EVIDENCE COUN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2_e22fd3bb6a7152bd7d07c7e8901c2451b601725f" xlink:type="simple">poi-3.10-FINAL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3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4_0c62b1db67f2a7cafd4dd55c41256a2fa0793191" xlink:type="simple">poi-ooxml-3.10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3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7_5d3ccc056b6f056dbf0dddfdf43894b9065a8f94" xlink:type="simple">dom4j-1.6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3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25_7999a63bfccbc7c247a9aea10d83d4272bd492c6" xlink:type="simple">log4j-1.2.16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3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29_153f2f92a786f12fc111d0111f709012df87c808" xlink:type="simple">postgresql-9.0-801.jdbc4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3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#l38_da217367fd25e88df52ba79e47658d4cf928b0d1" xlink:type="simple">commons-collections4-4.0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3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43_f8c15f08311e82198b35dc2db0a2d1cf8e9f8292" xlink:type="simple">keycloak-core-3.4.0.Final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3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49_a153c6f9744a3e9dd6feab5e210e1c9861362ec7" xlink:type="simple">bcprov-jdk15on-1.56.jar</text:a></text:p>
          </table:table-cell>
          <table:table-cell table:style-name="ce3" office:value-type="string" calcext:value-type="string">
            <text:p>cpe:2.3:a:bouncycastle:legion-of-the-bouncy-castle-java-crytography-api:1.56:*:*:*:*:*:*:*</text:p>
          </table:table-cell>
          <table:table-cell table:style-name="ce3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51_5dfa42af84584b4a862ea488da84bbbebbb06c35" xlink:type="simple">jackson-databind-2.5.4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3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#l58_f07c773f7b3a03c3801d405cadbdc93f7548e321" xlink:type="simple">simap-presentation-0.4.0-SNAPSHOT.war: jackson-databind-2.4.1.jar</text:a></text:p>
          </table:table-cell>
          <table:table-cell table:style-name="ce3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3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3" office:value-type="string" calcext:value-type="string">
            <text:p>CRITICA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ighest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BUSINESS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_e22fd3bb6a7152bd7d07c7e8901c2451b601725f" xlink:type="simple">poi-3.10-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5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3_0c62b1db67f2a7cafd4dd55c41256a2fa0793191" xlink:type="simple">poi-ooxml-3.10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5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6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0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5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7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36_7999a63bfccbc7c247a9aea10d83d4272bd492c6" xlink:type="simple">log4j-1.2.16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5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0_153f2f92a786f12fc111d0111f709012df87c808" xlink:type="simple">postgresql-9.0-801.jdbc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5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49_da217367fd25e88df52ba79e47658d4cf928b0d1" xlink:type="simple">commons-collections4-4.0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5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6" table:number-rows-spanned="1">
            <text:p>SIMAP-ENTITY</text:p>
          </table:table-cell>
          <table:covered-table-cell table:number-columns-repeated="5" table:style-name="ce12"/>
          <table:table-cell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9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1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7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INTEGRATION</text:p>
          </table:table-cell>
          <table:covered-table-cell table:number-columns-repeated="6"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0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2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5_34ace9253b98b9aefef6d3423aed2d240aed1edc" xlink:type="simple">resteasy-jaxrs-3.0.9.Final.jar</text:a></text:p>
          </table:table-cell>
          <table:table-cell table:style-name="ce8"/>
          <table:table-cell table:style-name="ce5" office:value-type="string" calcext:value-type="string">
            <text:p><text:a xlink:href="https://ossindex.sonatype.org/component/pkg:maven/org.jboss.resteasy/resteasy-jaxrs@3.0.9.Final" xlink:type="simple">pkg:maven/org.jboss.resteasy/resteasy-jaxrs@3.0.9.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5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PRESENTATION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8_7999a63bfccbc7c247a9aea10d83d4272bd492c6" xlink:type="simple">log4j-1.2.16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5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2_153f2f92a786f12fc111d0111f709012df87c808" xlink:type="simple">postgresql-9.0-801.jdbc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5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21_da217367fd25e88df52ba79e47658d4cf928b0d1" xlink:type="simple">commons-collections4-4.0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5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35_f07c773f7b3a03c3801d405cadbdc93f7548e321" xlink:type="simple">jackson-databind-2.4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0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46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48_e22fd3bb6a7152bd7d07c7e8901c2451b601725f" xlink:type="simple">poi-3.10-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5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50_0c62b1db67f2a7cafd4dd55c41256a2fa0793191" xlink:type="simple">poi-ooxml-3.10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5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53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IMAP-UTIL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#l10_5d3ccc056b6f056dbf0dddfdf43894b9065a8f94" xlink:type="simple">dom4j-1.6.1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5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18_f8c15f08311e82198b35dc2db0a2d1cf8e9f8292" xlink:type="simple">keycloak-core-3.4.0.Final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5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25_a153c6f9744a3e9dd6feab5e210e1c9861362ec7" xlink:type="simple">bcprov-jdk15on-1.56.jar</text:a></text:p>
          </table:table-cell>
          <table:table-cell table:style-name="ce5" office:value-type="string" calcext:value-type="string">
            <text:p>cpe:2.3:a:bouncycastle:legion-of-the-bouncy-castle-java-crytography-api:1.56:*:*:*:*:*:*:*</text:p>
          </table:table-cell>
          <table:table-cell table:style-name="ce5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a xlink:href="#l27_5dfa42af84584b4a862ea488da84bbbebbb06c35" xlink:type="simple">jackson-databind-2.5.4.jar</text:a></text:p>
          </table:table-cell>
          <table:table-cell table:style-name="ce5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5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Highest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6"/>
        <table:table-column table:style-name="co9" table:visibility="collapse" table:default-cell-style-name="ce6"/>
        <table:table-column table:style-name="co10" table:visibility="collapse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1018" table:default-cell-style-name="ce6"/>
        <table:table-row table:style-name="ro2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VULNERABILITY IDS</text:p>
          </table:table-cell>
          <table:table-cell table:style-name="ce14" office:value-type="string" calcext:value-type="string">
            <text:p>PACKAGE</text:p>
          </table:table-cell>
          <table:table-cell table:style-name="ce19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Orcrim-application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43_686ef3410bcf4ab8ce7fd0b899e832aaba5facf7" xlink:type="simple">commons-beanutils-1.8.3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3" xlink:type="simple">cpe:2.3:a:apache:commons_beanutils:1.8.3:*:*:*:*:*:*:*</text:a></text:p>
          </table:table-cell>
          <table:table-cell table:style-name="ce16" office:value-type="string" calcext:value-type="string">
            <text:p><text:a xlink:href="https://ossindex.sonatype.org/component/pkg:maven/commons-beanutils/commons-beanutils@1.8.3" xlink:type="simple">pkg:maven/commons-beanutils/commons-beanutils@1.8.3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41_1191f9f2bc0c47a8cce69193feb1ff0a8bcb37d5" xlink:type="simple">commons-compress-1.18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-compress&amp;cpe_version=cpe%3A%2F%3Aapache%3Acommons-compress%3A1.18" xlink:type="simple">cpe:2.3:a:apache:commons-compress:1.18:*:*:*:*:*:*:*</text:a></text:p>
            <text:p><text:a xlink:href="https://nvd.nist.gov/vuln/search/results?form_type=Advanced&amp;results_type=overview&amp;search_type=all&amp;cpe_vendor=cpe%3A%2F%3Aapache&amp;cpe_product=cpe%3A%2F%3Aapache%3Acommons_compress&amp;cpe_version=cpe%3A%2F%3Aapache%3Acommons_compress%3A1.18" xlink:type="simple">cpe:2.3:a:apache:commons_compress:1.18:*:*:*:*:*:*:*</text:a></text:p>
          </table:table-cell>
          <table:table-cell table:style-name="ce16" office:value-type="string" calcext:value-type="string">
            <text:p><text:a xlink:href="https://ossindex.sonatype.org/component/pkg:maven/org.apache.commons/commons-compress@1.18" xlink:type="simple">pkg:maven/org.apache.commons/commons-compress@1.18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8_5d3ccc056b6f056dbf0dddfdf43894b9065a8f94" xlink:type="simple">dom4j-1.6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16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60_3490508379d065fe3fcb80042b62f630f7588606" xlink:type="simple">jackson-databind-2.9.5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9.5" xlink:type="simple">cpe:2.3:a:fasterxml:jackson:2.9.5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9.5" xlink:type="simple">cpe:2.3:a:fasterxml:jackson-databind:2.9.5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9.5" xlink:type="simple">pkg:maven/com.fasterxml.jackson.core/jackson-databind@2.9.5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76_396d478d08515ddc36a5c9c8b8d95f1a5a7c3e17" xlink:type="simple">keycloak-core-5.0.0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5.0.0" xlink:type="simple">cpe:2.3:a:keycloak:keycloak:5.0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5.0.0" xlink:type="simple">cpe:2.3:a:redhat:keycloak:5.0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core@5.0.0" xlink:type="simple">pkg:maven/org.keycloak/keycloak-core@5.0.0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23_7999a63bfccbc7c247a9aea10d83d4272bd492c6" xlink:type="simple">log4j-1.2.16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16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65_b19b2d2545af6453c239d1726f9bbfc403e11493" xlink:type="simple">nextcloud-api-11.0.2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nextcloud&amp;cpe_product=cpe%3A%2F%3Anextcloud%3Anextcloud&amp;cpe_version=cpe%3A%2F%3Anextcloud%3Anextcloud%3A11.0.2" xlink:type="simple">cpe:2.3:a:nextcloud:nextcloud:11.0.2:*:*:*:*:*:*:*</text:a></text:p>
          </table:table-cell>
          <table:table-cell table:style-name="ce16" office:value-type="string" calcext:value-type="string">
            <text:p><text:a xlink:href="https://ossindex.sonatype.org/component/pkg:maven/org.aarboard.nextcloud/nextcloud-api@11.0.2" xlink:type="simple">pkg:maven/org.aarboard.nextcloud/nextcloud-api@11.0.2</text:a>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104_f07c773f7b3a03c3801d405cadbdc93f7548e321" xlink:type="simple">orcrim-presentation-1.1.7.war: jackson-databind-2.4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36_d8eaa341687a7dc48048d964d0d53238959ca9b5" xlink:type="simple">poi-4.0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4.0.1" xlink:type="simple">cpe:2.3:a:apache:poi:4.0.1:*:*:*:*:*:*:*</text:a></text:p>
          </table:table-cell>
          <table:table-cell table:style-name="ce16" office:value-type="string" calcext:value-type="string">
            <text:p><text:a xlink:href="https://ossindex.sonatype.org/component/pkg:maven/org.apache.poi/poi@4.0.1" xlink:type="simple">pkg:maven/org.apache.poi/poi@4.0.1</text:a>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<text:a xlink:href="#l28_153f2f92a786f12fc111d0111f709012df87c808" xlink:type="simple">postgresql-9.0-801.jdbc4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16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Orcrim-business</text:p>
          </table:table-cell>
          <table:covered-table-cell table:number-columns-repeated="6" table:style-name="ce17"/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6_a153c6f9744a3e9dd6feab5e210e1c9861362ec7" xlink:type="simple">bcprov-jdk15on-1.56.jar</text:a></text:p>
          </table:table-cell>
          <table:table-cell table:style-name="ce16" office:value-type="string" calcext:value-type="string">
            <text:p>cpe:2.3:a:bouncycastle:legion-of-the-bouncy-castle-java-crytography-api:1.56:*:*:*:*:*:*:*</text:p>
          </table:table-cell>
          <table:table-cell table:style-name="ce16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12_5d3ccc056b6f056dbf0dddfdf43894b9065a8f94" xlink:type="simple">dom4j-1.6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16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29_7999a63bfccbc7c247a9aea10d83d4272bd492c6" xlink:type="simple">log4j-1.2.16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16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<text:a xlink:href="#l34_153f2f92a786f12fc111d0111f709012df87c808" xlink:type="simple">postgresql-9.0-801.jdbc4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16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43_7b8a7b195dbb0a8be85b6b19443a4d3da80775c8" xlink:type="simple">resteasy-jaxrs-3.0.10.Final.jar</text:a></text:p>
          </table:table-cell>
          <table:table-cell table:style-name="ce18" office:value-type="string" calcext:value-type="string">
            <text:p/>
          </table:table-cell>
          <table:table-cell table:style-name="ce16" office:value-type="string" calcext:value-type="string">
            <text:p><text:a xlink:href="https://ossindex.sonatype.org/component/pkg:maven/org.jboss.resteasy/resteasy-jaxrs@3.0.10.Final" xlink:type="simple">pkg:maven/org.jboss.resteasy/resteasy-jaxrs@3.0.10.Final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2" calcext:value-type="float">
            <text:p>2</text:p>
          </table:table-cell>
          <table:table-cell table:style-name="ce18"/>
          <table:table-cell table:style-name="ce1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58_d8eaa341687a7dc48048d964d0d53238959ca9b5" xlink:type="simple">poi-4.0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4.0.1" xlink:type="simple">cpe:2.3:a:apache:poi:4.0.1:*:*:*:*:*:*:*</text:a></text:p>
          </table:table-cell>
          <table:table-cell table:style-name="ce16" office:value-type="string" calcext:value-type="string">
            <text:p><text:a xlink:href="https://ossindex.sonatype.org/component/pkg:maven/org.apache.poi/poi@4.0.1" xlink:type="simple">pkg:maven/org.apache.poi/poi@4.0.1</text:a>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63_1191f9f2bc0c47a8cce69193feb1ff0a8bcb37d5" xlink:type="simple">commons-compress-1.18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-compress&amp;cpe_version=cpe%3A%2F%3Aapache%3Acommons-compress%3A1.18" xlink:type="simple">cpe:2.3:a:apache:commons-compress:1.18:*:*:*:*:*:*:*</text:a></text:p>
            <text:p><text:a xlink:href="https://nvd.nist.gov/vuln/search/results?form_type=Advanced&amp;results_type=overview&amp;search_type=all&amp;cpe_vendor=cpe%3A%2F%3Aapache&amp;cpe_product=cpe%3A%2F%3Aapache%3Acommons_compress&amp;cpe_version=cpe%3A%2F%3Aapache%3Acommons_compress%3A1.18" xlink:type="simple">cpe:2.3:a:apache:commons_compress:1.18:*:*:*:*:*:*:*</text:a></text:p>
          </table:table-cell>
          <table:table-cell table:style-name="ce16" office:value-type="string" calcext:value-type="string">
            <text:p><text:a xlink:href="https://ossindex.sonatype.org/component/pkg:maven/org.apache.commons/commons-compress@1.18" xlink:type="simple">pkg:maven/org.apache.commons/commons-compress@1.18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65_686ef3410bcf4ab8ce7fd0b899e832aaba5facf7" xlink:type="simple">commons-beanutils-1.8.3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3" xlink:type="simple">cpe:2.3:a:apache:commons_beanutils:1.8.3:*:*:*:*:*:*:*</text:a></text:p>
          </table:table-cell>
          <table:table-cell table:style-name="ce16" office:value-type="string" calcext:value-type="string">
            <text:p><text:a xlink:href="https://ossindex.sonatype.org/component/pkg:maven/commons-beanutils/commons-beanutils@1.8.3" xlink:type="simple">pkg:maven/commons-beanutils/commons-beanutils@1.8.3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82_3490508379d065fe3fcb80042b62f630f7588606" xlink:type="simple">jackson-databind-2.9.5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9.5" xlink:type="simple">cpe:2.3:a:fasterxml:jackson:2.9.5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9.5" xlink:type="simple">cpe:2.3:a:fasterxml:jackson-databind:2.9.5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9.5" xlink:type="simple">pkg:maven/com.fasterxml.jackson.core/jackson-databind@2.9.5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87_b19b2d2545af6453c239d1726f9bbfc403e11493" xlink:type="simple">nextcloud-api-11.0.2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nextcloud&amp;cpe_product=cpe%3A%2F%3Anextcloud%3Anextcloud&amp;cpe_version=cpe%3A%2F%3Anextcloud%3Anextcloud%3A11.0.2" xlink:type="simple">cpe:2.3:a:nextcloud:nextcloud:11.0.2:*:*:*:*:*:*:*</text:a></text:p>
          </table:table-cell>
          <table:table-cell table:style-name="ce16" office:value-type="string" calcext:value-type="string">
            <text:p><text:a xlink:href="https://ossindex.sonatype.org/component/pkg:maven/org.aarboard.nextcloud/nextcloud-api@11.0.2" xlink:type="simple">pkg:maven/org.aarboard.nextcloud/nextcloud-api@11.0.2</text:a>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Orcrim-entity</text:p>
          </table:table-cell>
          <table:covered-table-cell table:number-columns-repeated="6" table:style-name="ce17"/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3_f8c15f08311e82198b35dc2db0a2d1cf8e9f8292" xlink:type="simple">keycloak-core-3.4.0.Final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9_a153c6f9744a3e9dd6feab5e210e1c9861362ec7" xlink:type="simple">bcprov-jdk15on-1.56.jar</text:a></text:p>
          </table:table-cell>
          <table:table-cell table:style-name="ce16" office:value-type="string" calcext:value-type="string">
            <text:p>cpe:2.3:a:bouncycastle:legion-of-the-bouncy-castle-java-crytography-api:1.56:*:*:*:*:*:*:*</text:p>
          </table:table-cell>
          <table:table-cell table:style-name="ce16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11_5dfa42af84584b4a862ea488da84bbbebbb06c35" xlink:type="simple">jackson-databind-2.5.4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17_5d3ccc056b6f056dbf0dddfdf43894b9065a8f94" xlink:type="simple">dom4j-1.6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16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Orcrim-intregration</text:p>
          </table:table-cell>
          <table:covered-table-cell table:number-columns-repeated="6" table:style-name="ce17"/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3_396d478d08515ddc36a5c9c8b8d95f1a5a7c3e17" xlink:type="simple">keycloak-core-5.0.0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5.0.0" xlink:type="simple">cpe:2.3:a:keycloak:keycloak:5.0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5.0.0" xlink:type="simple">cpe:2.3:a:redhat:keycloak:5.0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core@5.0.0" xlink:type="simple">pkg:maven/org.keycloak/keycloak-core@5.0.0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11_3490508379d065fe3fcb80042b62f630f7588606" xlink:type="simple">jackson-databind-2.9.5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9.5" xlink:type="simple">cpe:2.3:a:fasterxml:jackson:2.9.5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9.5" xlink:type="simple">cpe:2.3:a:fasterxml:jackson-databind:2.9.5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9.5" xlink:type="simple">pkg:maven/com.fasterxml.jackson.core/jackson-databind@2.9.5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13_d6bc8ed3588b9ad3bbb8b2326c6122f4ded19dcd" xlink:type="simple">resteasy-client-3.1.0.Final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redhat&amp;cpe_product=cpe%3A%2F%3Aredhat%3Aresteasy&amp;cpe_version=cpe%3A%2F%3Aredhat%3Aresteasy%3A3.1.0" xlink:type="simple">cpe:2.3:a:redhat:resteasy:3.1.0:*:*:*:*:*:*:*</text:a></text:p>
          </table:table-cell>
          <table:table-cell table:style-name="ce16" office:value-type="string" calcext:value-type="string">
            <text:p><text:a xlink:href="https://ossindex.sonatype.org/component/pkg:maven/org.jboss.resteasy/resteasy-client@3.1.0.Final" xlink:type="simple">pkg:maven/org.jboss.resteasy/resteasy-client@3.1.0.Final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14_6427a9a622bff4dbe99d6f08dabd0dd89af85235" xlink:type="simple">resteasy-jaxrs-3.1.0.Final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redhat&amp;cpe_product=cpe%3A%2F%3Aredhat%3Aresteasy&amp;cpe_version=cpe%3A%2F%3Aredhat%3Aresteasy%3A3.1.0" xlink:type="simple">cpe:2.3:a:redhat:resteasy:3.1.0:*:*:*:*:*:*:*</text:a></text:p>
          </table:table-cell>
          <table:table-cell table:style-name="ce16" office:value-type="string" calcext:value-type="string">
            <text:p><text:a xlink:href="https://ossindex.sonatype.org/component/pkg:maven/org.jboss.resteasy/resteasy-jaxrs@3.1.0.Final" xlink:type="simple">pkg:maven/org.jboss.resteasy/resteasy-jaxrs@3.1.0.Final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Orcrim-application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7_7999a63bfccbc7c247a9aea10d83d4272bd492c6" xlink:type="simple">log4j-1.2.16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16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<text:a xlink:href="#l11_153f2f92a786f12fc111d0111f709012df87c808" xlink:type="simple">postgresql-9.0-801.jdbc4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16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19_d8eaa341687a7dc48048d964d0d53238959ca9b5" xlink:type="simple">poi-4.0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4.0.1" xlink:type="simple">cpe:2.3:a:apache:poi:4.0.1:*:*:*:*:*:*:*</text:a></text:p>
          </table:table-cell>
          <table:table-cell table:style-name="ce16" office:value-type="string" calcext:value-type="string">
            <text:p><text:a xlink:href="https://ossindex.sonatype.org/component/pkg:maven/org.apache.poi/poi@4.0.1" xlink:type="simple">pkg:maven/org.apache.poi/poi@4.0.1</text:a>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24_1191f9f2bc0c47a8cce69193feb1ff0a8bcb37d5" xlink:type="simple">commons-compress-1.18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-compress&amp;cpe_version=cpe%3A%2F%3Aapache%3Acommons-compress%3A1.18" xlink:type="simple">cpe:2.3:a:apache:commons-compress:1.18:*:*:*:*:*:*:*</text:a></text:p>
            <text:p><text:a xlink:href="https://nvd.nist.gov/vuln/search/results?form_type=Advanced&amp;results_type=overview&amp;search_type=all&amp;cpe_vendor=cpe%3A%2F%3Aapache&amp;cpe_product=cpe%3A%2F%3Aapache%3Acommons_compress&amp;cpe_version=cpe%3A%2F%3Aapache%3Acommons_compress%3A1.18" xlink:type="simple">cpe:2.3:a:apache:commons_compress:1.18:*:*:*:*:*:*:*</text:a></text:p>
          </table:table-cell>
          <table:table-cell table:style-name="ce16" office:value-type="string" calcext:value-type="string">
            <text:p><text:a xlink:href="https://ossindex.sonatype.org/component/pkg:maven/org.apache.commons/commons-compress@1.18" xlink:type="simple">pkg:maven/org.apache.commons/commons-compress@1.18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26_686ef3410bcf4ab8ce7fd0b899e832aaba5facf7" xlink:type="simple">commons-beanutils-1.8.3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beanutils&amp;cpe_version=cpe%3A%2F%3Aapache%3Acommons_beanutils%3A1.8.3" xlink:type="simple">cpe:2.3:a:apache:commons_beanutils:1.8.3:*:*:*:*:*:*:*</text:a></text:p>
          </table:table-cell>
          <table:table-cell table:style-name="ce16" office:value-type="string" calcext:value-type="string">
            <text:p><text:a xlink:href="https://ossindex.sonatype.org/component/pkg:maven/commons-beanutils/commons-beanutils@1.8.3" xlink:type="simple">pkg:maven/commons-beanutils/commons-beanutils@1.8.3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46_b19b2d2545af6453c239d1726f9bbfc403e11493" xlink:type="simple">nextcloud-api-11.0.2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nextcloud&amp;cpe_product=cpe%3A%2F%3Anextcloud%3Anextcloud&amp;cpe_version=cpe%3A%2F%3Anextcloud%3Anextcloud%3A11.0.2" xlink:type="simple">cpe:2.3:a:nextcloud:nextcloud:11.0.2:*:*:*:*:*:*:*</text:a></text:p>
          </table:table-cell>
          <table:table-cell table:style-name="ce16" office:value-type="string" calcext:value-type="string">
            <text:p><text:a xlink:href="https://ossindex.sonatype.org/component/pkg:maven/org.aarboard.nextcloud/nextcloud-api@11.0.2" xlink:type="simple">pkg:maven/org.aarboard.nextcloud/nextcloud-api@11.0.2</text:a></text:p>
          </table:table-cell>
          <table:table-cell table:style-name="ce16" office:value-type="string" calcext:value-type="string">
            <text:p>MEDIUM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58_5d3ccc056b6f056dbf0dddfdf43894b9065a8f94" xlink:type="simple">dom4j-1.6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16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71_f07c773f7b3a03c3801d405cadbdc93f7548e321" xlink:type="simple">jackson-databind-2.4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74_14ac1b0cf0ac1313ac13262a7ca9f0f544160666" xlink:type="simple">keycloak-admin-client-5.0.0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5.0.0" xlink:type="simple">cpe:2.3:a:keycloak:keycloak:5.0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5.0.0" xlink:type="simple">cpe:2.3:a:redhat:keycloak:5.0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admin-client@5.0.0" xlink:type="simple">pkg:maven/org.keycloak/keycloak-admin-client@5.0.0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77_f8c15f08311e82198b35dc2db0a2d1cf8e9f8292" xlink:type="simple">keycloak-core-3.4.0.Final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81_a153c6f9744a3e9dd6feab5e210e1c9861362ec7" xlink:type="simple">bcprov-jdk15on-1.56.jar</text:a></text:p>
          </table:table-cell>
          <table:table-cell table:style-name="ce16" office:value-type="string" calcext:value-type="string">
            <text:p>cpe:2.3:a:bouncycastle:legion-of-the-bouncy-castle-java-crytography-api:1.56:*:*:*:*:*:*:*</text:p>
          </table:table-cell>
          <table:table-cell table:style-name="ce16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84_7b8a7b195dbb0a8be85b6b19443a4d3da80775c8" xlink:type="simple">resteasy-jaxrs-3.0.10.Final.jar</text:a></text:p>
          </table:table-cell>
          <table:table-cell table:style-name="ce18" office:value-type="string" calcext:value-type="string">
            <text:p/>
          </table:table-cell>
          <table:table-cell table:style-name="ce16" office:value-type="string" calcext:value-type="string">
            <text:p><text:a xlink:href="https://ossindex.sonatype.org/component/pkg:maven/org.jboss.resteasy/resteasy-jaxrs@3.0.10.Final" xlink:type="simple">pkg:maven/org.jboss.resteasy/resteasy-jaxrs@3.0.10.Final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2" calcext:value-type="float">
            <text:p>2</text:p>
          </table:table-cell>
          <table:table-cell table:style-name="ce18"/>
          <table:table-cell table:style-name="ce1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Orcrim-util</text:p>
          </table:table-cell>
          <table:covered-table-cell table:number-columns-repeated="6" table:style-name="ce17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#l7_5d3ccc056b6f056dbf0dddfdf43894b9065a8f94" xlink:type="simple">dom4j-1.6.1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16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21_f8c15f08311e82198b35dc2db0a2d1cf8e9f8292" xlink:type="simple">keycloak-core-3.4.0.Final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16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27_a153c6f9744a3e9dd6feab5e210e1c9861362ec7" xlink:type="simple">bcprov-jdk15on-1.56.jar</text:a></text:p>
          </table:table-cell>
          <table:table-cell table:style-name="ce16" office:value-type="string" calcext:value-type="string">
            <text:p>cpe:2.3:a:bouncycastle:legion-of-the-bouncy-castle-java-crytography-api:1.56:*:*:*:*:*:*:*</text:p>
          </table:table-cell>
          <table:table-cell table:style-name="ce16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<text:a xlink:href="#l29_5dfa42af84584b4a862ea488da84bbbebbb06c35" xlink:type="simple">jackson-databind-2.5.4.jar</text:a></text:p>
          </table:table-cell>
          <table:table-cell table:style-name="ce16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16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Highest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4:51:10.671914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31:41.937293037</meta:creation-date>
    <dc:date>2020-02-21T15:05:49.004434228</dc:date>
    <meta:editing-duration>PT17M30S</meta:editing-duration>
    <meta:editing-cycles>11</meta:editing-cycles>
    <meta:generator>LibreOffice/6.0.7.3$Linux_X86_64 LibreOffice_project/00m0$Build-3</meta:generator>
    <meta:document-statistic meta:table-count="2" meta:cell-count="617" meta:object-count="0"/>
  </office:meta>
</office:document-meta>
</file>